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ew Century Schoolbook" svg:font-family="'New Century Schoolbook'" style:font-family-generic="roman" style:font-pitch="variable"/>
    <style:font-face style:name="NewCenturySchlbk-Roman Wd" svg:font-family="'NewCenturySchlbk-Roman Wd'" style:font-family-generic="roman" style:font-pitch="variable"/>
    <style:font-face style:name="Times" svg:font-family="Times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style:font-name="Times" fo:font-size="12pt" style:font-size-asian="12pt" style:font-size-complex="12pt"/>
    </style:style>
    <style:style style:name="P2" style:family="paragraph" style:parent-style-name="Preformatted_20_Text">
      <style:text-properties style:font-name="Times" fo:font-size="12pt" officeooo:paragraph-rsid="000d2234" style:font-size-asian="12pt" style:font-size-complex="12pt"/>
    </style:style>
    <style:style style:name="T1" style:family="text">
      <style:text-properties officeooo:rsid="000d2234"/>
    </style:style>
    <style:style style:name="T2" style:family="text">
      <style:text-properties fo:color="#ff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 remembered by Margaret:</text:p>
      <text:p text:style-name="P1"/>
      <text:p text:style-name="P1">Ах вы, евреи, скажите, что означает "один"?</text:p>
      <text:p text:style-name="P1">Один означает «бог». Что на небе, что на земле только один Бог.</text:p>
      <text:p text:style-name="P1">Хорошо служба наше еврейская, xорошо служба наше еврейская.</text:p>
      <text:p text:style-name="P1"/>
      <text:p text:style-name="P1"/>
      <text:p text:style-name="P1">Modified by me:</text:p>
      <text:p text:style-name="P1"/>
      <text:p text:style-name="P2">Ах вы, евреи, <text:bookmark-start text:name="__DdeLink__13_3084186689"/>скажите <text:span text:style-name="T2">мне</text:span>, <text:bookmark-start text:name="__DdeLink__0_3084186689"/><text:span text:style-name="T2">что-то </text:span><text:bookmark-start text:name="__DdeLink__9_3084186689"/><text:span text:style-name="T2">значит</text:span><text:bookmark-end text:name="__DdeLink__9_3084186689"/><text:span text:style-name="T2"> Один</text:span><text:bookmark-end text:name="__DdeLink__0_3084186689"/>? <text:bookmark-end text:name="__DdeLink__13_3084186689"/></text:p>
      <text:p text:style-name="P2">Один <text:span text:style-name="T2">значит Бог</text:span>. <text:span text:style-name="T2">К</text:span><text:bookmark-start text:name="__DdeLink__18_3084186689"/><text:span text:style-name="T2">то</text:span> на небе, <text:span text:style-name="T2">кто</text:span> на земле, только один Бог.<text:bookmark-end text:name="__DdeLink__18_3084186689"/></text:p>
      <text:p text:style-name="P1">Хорошо служба наше еврейская, </text:p>
      <text:p text:style-name="P1">xорошо служба наше еврейская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ew Century Schoolbook" svg:font-family="'New Century Schoolbook'" style:font-family-generic="roman" style:font-pitch="variable"/>
    <style:font-face style:name="NewCenturySchlbk-Roman Wd" svg:font-family="'NewCenturySchlbk-Roman Wd'" style:font-family-generic="roman" style:font-pitch="variable"/>
    <style:font-face style:name="Times" svg:font-family="Times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12-16T14:46:08.677457269</dc:date>
    <meta:editing-duration>PT5M45S</meta:editing-duration>
    <meta:editing-cycles>3</meta:editing-cycles>
    <meta:generator>LibreOffice/7.1.6.2$MacOSX_X86_64 LibreOffice_project/0e133318fcee89abacd6a7d077e292f1145735c3</meta:generator>
    <meta:document-statistic meta:table-count="0" meta:image-count="0" meta:object-count="0" meta:page-count="1" meta:paragraph-count="9" meta:word-count="62" meta:character-count="372" meta:non-whitespace-character-count="317"/>
  </office:meta>
</office:document-meta>
</file>